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8.406cm" fo:min-width="1.55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5.828cm" fo:min-width="2.984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1.162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21cm" fo:min-width="1.79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5.828cm" fo:min-width="2.985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92cm" fo:min-width="1.885cm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fo:min-height="0.84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2cm" fo:min-width="6.806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6.768cm" fo:min-width="2.984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2cm" fo:min-width="6.7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7cm" fo:min-width="4.01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714cm" fo:min-width="3.425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714cm" fo:min-width="3.315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fo:min-height="2.55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.2cm" fo:margin-bottom="0.2cm" fo:line-height="100%" fo:text-align="center" fo:text-indent="0cm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line-height="115%" fo:text-align="center"/>
    </style:style>
    <style:style style:name="P8" style:family="paragraph">
      <loext:graphic-properties draw:fill="none" draw:fill-color="#ffffff"/>
      <style:paragraph-properties fo:line-height="115%" fo:text-align="center"/>
    </style:style>
    <style:style style:name="P9" style:family="paragraph">
      <style:paragraph-properties fo:line-height="150%" fo:text-align="center"/>
    </style:style>
    <style:style style:name="P10" style:family="paragraph">
      <loext:graphic-properties draw:fill="none" draw:fill-color="#ffffff"/>
      <style:paragraph-properties fo:line-height="150%"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9cm" svg:height="18.69cm" svg:x="0.5cm" svg:y="1.51cm">
          <text:p text:style-name="P1">µ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518cm" svg:height="6.112cm" svg:x="6.878cm" svg:y="1.628cm">
          <text:p text:style-name="P1">Gate-</text:p>
          <text:p text:style-name="P1">Driv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.699cm" svg:y1="2.921cm" svg:x2="6.768cm" svg:y2="2.921cm">
          <text:p text:style-name="P1">6x PWM</text:p>
          <text:p text:style-name="P1"/>
        </draw:line>
        <draw:line draw:style-name="gr4" draw:text-style-name="P3" draw:layer="layout" svg:x1="6.658cm" svg:y1="6.682cm" svg:x2="2.699cm" svg:y2="6.682cm">
          <text:p/>
        </draw:line>
        <draw:frame draw:style-name="gr5" draw:text-style-name="P4" draw:layer="layout" svg:width="2.529cm" svg:height="1.412cm" svg:x="3.579cm" svg:y="5.824cm">
          <draw:text-box>
            <text:p>Status</text:p>
          </draw:text-box>
        </draw:frame>
        <draw:custom-shape draw:style-name="gr6" draw:text-style-name="P2" draw:layer="layout" svg:width="3.299cm" svg:height="3.526cm" svg:x="25.901cm" svg:y="2.922cm">
          <text:p text:style-name="P1">BLDC</text:p>
          <text:p text:style-name="P1">Moto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519cm" svg:height="6.112cm" svg:x="14.465cm" svg:y="1.628cm">
          <text:p text:style-name="P1">6x N-Ch<text:line-break/>MOSFE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0.497cm" svg:y1="4.697cm" svg:x2="14.356cm" svg:y2="4.684cm">
          <text:p text:style-name="P5"><text:span text:style-name="T1">6x Gate</text:span></text:p>
          <text:p text:style-name="P5"><text:span text:style-name="T1">6x Source</text:span></text:p>
        </draw:line>
        <draw:custom-shape draw:style-name="gr8" draw:text-style-name="P2" draw:layer="layout" svg:width="2.419cm" svg:height="1.176cm" svg:x="20.954cm" svg:y="2.2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419cm" svg:height="1.176cm" svg:x="20.954cm" svg:y="2.2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419cm" svg:height="1.176cm" svg:x="20.954cm" svg:y="5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419cm" svg:height="1.176cm" svg:x="20.954cm" svg:y="3.9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18.204cm" svg:y1="2.804cm" svg:x2="20.733cm" svg:y2="2.804cm">
          <text:p/>
        </draw:line>
        <draw:line draw:style-name="gr9" draw:text-style-name="P3" draw:layer="layout" svg:x1="23.592cm" svg:y1="4.567cm" svg:x2="25.571cm" svg:y2="4.567cm">
          <text:p/>
        </draw:line>
        <draw:line draw:style-name="gr9" draw:text-style-name="P3" draw:layer="layout" svg:x1="18.204cm" svg:y1="6.33cm" svg:x2="20.733cm" svg:y2="6.33cm">
          <text:p/>
        </draw:line>
        <draw:line draw:style-name="gr9" draw:text-style-name="P3" draw:layer="layout" svg:x1="18.204cm" svg:y1="4.567cm" svg:x2="20.733cm" svg:y2="4.567cm">
          <text:p/>
        </draw:line>
        <draw:line draw:style-name="gr9" draw:text-style-name="P3" draw:layer="layout" svg:x1="23.592cm" svg:y1="6.33cm" svg:x2="25.901cm" svg:y2="5.507cm">
          <text:p/>
        </draw:line>
        <draw:line draw:style-name="gr9" draw:text-style-name="P3" draw:layer="layout" svg:x1="23.592cm" svg:y1="2.804cm" svg:x2="26.011cm" svg:y2="3.627cm">
          <text:p/>
        </draw:line>
        <draw:frame draw:style-name="gr10" draw:text-style-name="P6" draw:layer="layout" svg:width="7.477cm" svg:height="1.097cm" svg:x="18.424cm" svg:y="1.2cm">
          <draw:text-box>
            <text:p text:style-name="P1">3x Shunt-Resistors</text:p>
          </draw:text-box>
        </draw:frame>
        <draw:line draw:style-name="gr9" draw:text-style-name="P3" draw:layer="layout" svg:x1="25.572cm" svg:y1="19.495cm" svg:x2="25.572cm" svg:y2="6.33cm">
          <text:p/>
        </draw:line>
        <draw:line draw:style-name="gr4" draw:text-style-name="P3" draw:layer="layout" svg:x1="25.571cm" svg:y1="19.495cm" svg:x2="2.699cm" svg:y2="19.495cm">
          <text:p/>
        </draw:line>
        <draw:frame draw:style-name="gr11" draw:text-style-name="P4" draw:layer="layout" svg:width="7.796cm" svg:height="1.132cm" svg:x="10.287cm" svg:y="18.436cm">
          <draw:text-box>
            <text:p>3x Motor phase voltage</text:p>
          </draw:text-box>
        </draw:frame>
        <draw:custom-shape draw:style-name="gr12" draw:text-style-name="P2" draw:layer="layout" svg:width="3.518cm" svg:height="7.052cm" svg:x="20.404cm" svg:y="9.386cm">
          <text:p text:style-name="P1">3x Current</text:p>
          <text:p text:style-name="P1">Sense</text:p>
          <text:p text:style-name="P1">amplifi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22.163cm" svg:y1="7.153cm" svg:x2="22.163cm" svg:y2="9.151cm">
          <text:p/>
        </draw:line>
        <draw:line draw:style-name="gr9" draw:text-style-name="P3" draw:layer="layout" svg:x1="22.163cm" svg:y1="5.625cm" svg:x2="22.163cm" svg:y2="5.272cm">
          <text:p/>
        </draw:line>
        <draw:line draw:style-name="gr9" draw:text-style-name="P3" draw:layer="layout" svg:x1="21.613cm" svg:y1="3.862cm" svg:x2="21.613cm" svg:y2="3.509cm">
          <text:p/>
        </draw:line>
        <draw:line draw:style-name="gr9" draw:text-style-name="P3" draw:layer="layout" svg:x1="22.163cm" svg:y1="5.625cm" svg:x2="22.163cm" svg:y2="5.272cm">
          <text:p/>
        </draw:line>
        <draw:line draw:style-name="gr9" draw:text-style-name="P3" draw:layer="layout" svg:x1="21.613cm" svg:y1="5.625cm" svg:x2="21.613cm" svg:y2="5.272cm">
          <text:p/>
        </draw:line>
        <draw:line draw:style-name="gr4" draw:text-style-name="P3" draw:layer="layout" svg:x1="21.613cm" svg:y1="7.142cm" svg:x2="21.613cm" svg:y2="9.14cm">
          <text:p/>
        </draw:line>
        <draw:line draw:style-name="gr4" draw:text-style-name="P3" draw:layer="layout" svg:x1="22.713cm" svg:y1="7.142cm" svg:x2="22.713cm" svg:y2="9.14cm">
          <text:p/>
        </draw:line>
        <draw:line draw:style-name="gr4" draw:text-style-name="P3" draw:layer="layout" svg:x1="20.293cm" svg:y1="15.968cm" svg:x2="2.709cm" svg:y2="15.968cm">
          <text:p/>
        </draw:line>
        <draw:frame draw:style-name="gr13" draw:text-style-name="P4" draw:layer="layout" svg:width="7.721cm" svg:height="1.132cm" svg:x="7.869cm" svg:y="14.91cm">
          <draw:text-box>
            <text:p>3x Motor phase current</text:p>
          </draw:text-box>
        </draw:frame>
        <draw:line draw:style-name="gr4" draw:text-style-name="P3" draw:layer="layout" svg:x1="20.304cm" svg:y1="11.737cm" svg:x2="14.685cm" svg:y2="11.737cm">
          <text:p/>
        </draw:line>
        <draw:frame draw:style-name="gr14" draw:text-style-name="P8" draw:layer="layout" svg:width="4.812cm" svg:height="1.967cm" svg:x="15.481cm" svg:y="10.768cm">
          <draw:text-box>
            <text:p text:style-name="P7">3x Motor</text:p>
            <text:p text:style-name="P7">phase current</text:p>
          </draw:text-box>
        </draw:frame>
        <draw:custom-shape draw:style-name="gr15" draw:text-style-name="P2" draw:layer="layout" svg:width="3.959cm" svg:height="3.998cm" svg:x="10.617cm" svg:y="9.738cm">
          <text:p text:style-name="P1">3x</text:p>
          <text:p text:style-name="P1">Compar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3.849cm" svg:height="3.998cm" svg:x="5.338cm" svg:y="9.738cm">
          <text:p text:style-name="P1">AN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0.507cm" svg:y1="11.737cm" svg:x2="9.297cm" svg:y2="11.737cm">
          <text:p/>
        </draw:line>
        <draw:line draw:style-name="gr4" draw:text-style-name="P3" draw:layer="layout" svg:x1="5.228cm" svg:y1="11.737cm" svg:x2="2.72cm" svg:y2="11.737cm">
          <text:p/>
        </draw:line>
        <draw:frame draw:style-name="gr17" draw:text-style-name="P10" draw:layer="layout" svg:width="2.969cm" svg:height="2.801cm" svg:x="2.59cm" svg:y="10.336cm">
          <draw:text-box>
            <text:p text:style-name="P9">Over-</text:p>
            <text:p text:style-name="P9">Curr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7T01:13:14.938375999</meta:creation-date>
    <dc:date>2019-07-27T14:52:14.814078650</dc:date>
    <meta:editing-duration>PT9M42S</meta:editing-duration>
    <meta:editing-cycles>3</meta:editing-cycles>
    <meta:generator>LibreOffice/6.2.5.2$Linux_X86_64 LibreOffice_project/20$Build-2</meta:generator>
    <meta:document-statistic meta:object-count="39"/>
  </office:meta>
</office:document-meta>
</file>